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Footnote" style:list-style-name="">
      <style:paragraph-properties style:text-autospace="none"/>
    </style:style>
    <style:style style:name="P3" style:family="paragraph" style:parent-style-name="Footnote">
      <style:paragraph-properties style:text-autospace="none"/>
    </style:style>
    <style:style style:name="T1" style:family="text">
      <style:text-properties fo:font-variant="small-caps"/>
    </style:style>
    <style:style style:name="T2" style:family="text">
      <style:text-properties fo:font-variant="small-caps" style:font-style-asian="normal" style:font-style-complex="normal"/>
    </style:style>
    <style:style style:name="T3" style:family="text">
      <style:text-properties fo:font-variant="small-caps" style:font-style-asian="normal" style:font-weight-asian="normal" style:font-style-complex="normal" style:font-weight-complex="normal"/>
    </style:style>
    <style:style style:name="T4" style:family="text">
      <style:text-properties fo:font-variant="small-caps" fo:font-style="normal" style:font-style-asian="normal" style:font-style-complex="normal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font-style="italic" style:font-style-asian="italic" style:font-style-complex="italic"/>
    </style:style>
    <style:style style:name="T7" style:family="text">
      <style:text-properties fo:font-variant="normal" fo:text-transform="none" fo:font-style="italic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font-style="normal" style:font-style-asian="normal" style:font-style-complex="normal"/>
    </style:style>
    <style:style style:name="T9" style:family="text">
      <style:text-properties fo:font-variant="normal" fo:text-transform="none" fo:font-style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font-style-asian="normal" style:font-style-complex="normal"/>
    </style:style>
    <style:style style:name="T11" style:family="text">
      <style:text-properties fo:font-variant="normal" fo:text-transform="none" style:font-style-asian="normal" style:font-weight-asian="normal" style:font-style-complex="normal" style:font-weight-complex="normal"/>
    </style:style>
    <style:style style:name="T12" style:family="text">
      <style:text-properties style:font-style-asian="normal" style:font-style-complex="normal"/>
    </style:style>
    <style:style style:name="T13" style:family="text">
      <style:text-properties style:font-style-asian="normal" style:font-weight-asian="normal" style:font-style-complex="normal" style:font-weight-complex="normal"/>
    </style:style>
    <style:style style:name="T14" style:family="text">
      <style:text-properties style:font-style-asian="italic" style:font-style-complex="italic"/>
    </style:style>
    <style:style style:name="T15" style:family="text">
      <style:text-properties style:font-style-asian="italic" style:font-weight-asian="normal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Cases for the Antonianum CSL Style</text:p>
      <text:p text:style-name="Subtitle"/>
      <text:p text:style-name="Text_20_body">Here follows a series of footnotes, each of which explains what should happen.</text:p>
      <text:list xml:id="list7632494125793887928" text:style-name="L1">
        <text:list-item>
          <text:p text:style-name="P1">Book<text:note text:id="ftn1" text:note-class="footnote"><text:note-citation>1</text:note-citation><text:note-body><text:p text:style-name="Footnote"><text:span text:style-name="T8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8VmMw2KRQ6"/><text:span text:style-name="T2">M. Hauke</text:span><text:span text:style-name="T10">, </text:span><text:span text:style-name="T6">Introduzione alla mariologia</text:span><text:span text:style-name="T8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8VmMw2KRQ6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3"><text:span text:style-name="T8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9EWXPXcBPD"/><text:span text:style-name="T2">P. D. M. Fehlner</text:span><text:span text:style-name="T10">, </text:span><text:span text:style-name="T6">Virginitas in partu</text:span><text:span text:style-name="T8">, in </text:span><text:span text:style-name="T6">Immaculata Mediatrix</text:span><text:span text:style-name="T8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9EWXPXcBPD"/></text:p></text:note-body></text:note></text:p>
        </text:list-item>
        <text:list-item>
          <text:p text:style-name="P1">Book with editor only<text:note text:id="ftn0" text:note-class="footnote"><text:note-citation>3</text:note-citation><text:note-body><text:p text:style-name="P2"><text:span text:style-name="T8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H2mgY91lt7"/><text:span text:style-name="T16">Evangelia apocrypha</text:span><text:span text:style-name="T18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H2mgY91lt7"/></text:p></text:note-body></text:note></text:p>
        </text:list-item>
        <text:list-item>
          <text:p text:style-name="P1">2 authors can be named<text:note text:id="ftn3" text:note-class="footnote"><text:note-citation>4</text:note-citation><text:note-body><text:p text:style-name="P2"><text:span text:style-name="T8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yLGXlva4ms"/><text:span text:style-name="T2">D. Esser-A. Calufetti</text:span><text:span text:style-name="T10">, </text:span><text:span text:style-name="T6">Stato della causa di beatificazione di Giovanni Duns Scoto e il suo iter secolare</text:span><text:span text:style-name="T8">, in </text:span><text:span text:style-name="T6">Studi Francescani</text:span><text:span text:style-name="T8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yLGXlva4ms"/></text:p></text:note-body></text:note></text:p>
        </text:list-item>
        <text:list-item>
          <text:p text:style-name="P1">Use et al. if there are more than 2 authors<text:note text:id="ftn4" text:note-class="footnote"><text:note-citation>5</text:note-citation><text:note-body><text:p text:style-name="P2"><text:span text:style-name="T8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YAcDBSpNuq"/><text:span text:style-name="T2">R. L. Harris </text:span><text:span text:style-name="T10">et al., </text:span><text:span text:style-name="T6">Theological Wordbook of the Old Testament</text:span><text:span text:style-name="T8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YAcDBSpNuq"/></text:p></text:note-body></text:note></text:p>
        </text:list-item>
        <text:list-item>
          <text:p text:style-name="P1">Dictionary entry<text:note text:id="ftn5" text:note-class="footnote"><text:note-citation>6</text:note-citation><text:note-body><text:p text:style-name="P2"><text:span text:style-name="T8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.}&quot;,&quot;plainCitation&quot;:&quot;S. M. Meo, Mediatrice, in Nuovo dizionario di mariologia, ed. by S. De Fiores-S. M. Meo, Edizioni Paoline, Cinisello Balsamo, 1985.&quot;},&quot;citationItems&quot;:[{&quot;id&quot;:1212,&quot;uris&quot;:[&quot;http://zotero.org/users/56374/items/48THEVA2&quot;],&quot;uri&quot;:[&quot;http://zotero.org/users/56374/items/48THEVA2&quot;]}]} RNDDjLMOGtK40"/><text:span text:style-name="T2">S. M. Meo</text:span><text:span text:style-name="T10">, </text:span><text:span text:style-name="T6">Mediatrice</text:span><text:span text:style-name="T8">, in </text:span><text:span text:style-name="T6">Nuovo dizionario di mariologia</text:span><text:span text:style-name="T8">, ed. by S. De Fiores-S. M. Meo, Edizioni Paoline, Cinisello Balsamo, 198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.}&quot;,&quot;plainCitation&quot;:&quot;S. M. Meo, Mediatrice, in Nuovo dizionario di mariologia, ed. by S. De Fiores-S. M. Meo, Edizioni Paoline, Cinisello Balsamo, 1985.&quot;},&quot;citationItems&quot;:[{&quot;id&quot;:1212,&quot;uris&quot;:[&quot;http://zotero.org/users/56374/items/48THEVA2&quot;],&quot;uri&quot;:[&quot;http://zotero.org/users/56374/items/48THEVA2&quot;]}]} RNDDjLMOGtK40"/></text:p></text:note-body></text:note></text:p>
        </text:list-item>
      </text:list>
      <text:h text:style-name="Heading_20_1" text:outline-level="1">References</text:h>
      <text:section text:style-name="Sect1" text:name="ZOTERO_BIBL {&quot;custom&quot;:[]} RNDjIZsKHTPCo">
        <text:p text:style-name="Bibliography_20_1"><text:span text:style-name="T3">Esser D.-Calufetti A.</text:span><text:span text:style-name="T11">, </text:span><text:span text:style-name="T7">Stato della causa di beatificazione di Giovanni Duns Scoto e il suo iter secolare</text:span><text:span text:style-name="T9">, in </text:span><text:span text:style-name="T7">Studi Francescani</text:span><text:span text:style-name="T9">, 88 (1991) p. 29–61.</text:span></text:p>
        <text:p text:style-name="Bibliography_20_1"><text:span text:style-name="T6">Evangelia apocrypha</text:span><text:span text:style-name="T8">, edited by C. von Tischendorf, 2nd ed., Lipsiae, 1876.</text:span></text:p>
        <text:p text:style-name="Bibliography_20_1"><text:span text:style-name="T4">Fehlner P. D. M.</text:span><text:span text:style-name="T8">, </text:span><text:span text:style-name="T6">Virginitas in partu</text:span><text:span text:style-name="T8">, in </text:span><text:span text:style-name="T6">Immaculata Mediatrix</text:span><text:span text:style-name="T8">, 2 (2002) p. 241–246.</text:span></text:p>
        <text:p text:style-name="Bibliography_20_1"><text:span text:style-name="T4">Harris R. L. </text:span><text:span text:style-name="T8">et al., </text:span><text:span text:style-name="T6">Theological Wordbook of the Old Testament</text:span><text:span text:style-name="T8">, Moody Press, Chicago, 1980.</text:span></text:p>
        <text:p text:style-name="Bibliography_20_1"><text:span text:style-name="T4">Hauke M.</text:span><text:span text:style-name="T8">, </text:span><text:span text:style-name="T6">Introduzione alla mariologia</text:span><text:span text:style-name="T8">, Eupress FTL, Lugano, 2008.</text:span></text:p>
        <text:p text:style-name="Bibliography_20_1"><text:span text:style-name="T4">Meo S. M.</text:span><text:span text:style-name="T8">, </text:span><text:span text:style-name="T6">Mediatrice</text:span><text:span text:style-name="T8">, in </text:span><text:span text:style-name="T6">Nuovo dizionario di mariologia</text:span><text:span text:style-name="T8">, edited by S. De Fiores-S. M. Meo, Edizioni Paoline, Cinisello Balsamo, 1985.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="100%" fo:margin-left="1.27cm" fo:margin-right="0cm" fo:margin-top="0cm" fo:margin-bottom="0cm" style:line-height-at-least="0.423cm" fo:text-indent="-1.2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01-03T17:06:12</dc:date>
    <dc:creator>Fr. John Lawrence M. Polis</dc:creator>
    <meta:editing-duration>PT6H30M42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21" meta:word-count="316" meta:character-count="1866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3.0.11.1"&gt;&lt;session id="ZMKIuQML"/&gt;&lt;style id="https://raw.github.com/fiapps/pua-csl/master/pontifical-university-antonianum.csl" hasBibliography="1" bibliographyStyleHasBeenSet="1"/&gt;&lt;prefs&gt;&lt;pref name="fieldType" value</meta:user-defined>
    <meta:user-defined meta:name="ZOTERO_PREF_2" meta:value-type="string">="ReferenceMark"/&gt;&lt;pref name="storeReferences" value="false"/&gt;&lt;pref name="noteType" value="1"/&gt;&lt;/prefs&gt;&lt;/data&gt;</meta:user-defined>
  </office:meta>
</office:document-meta>
</file>